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9670000020C75253909.jpg"/>
  <manifest:file-entry manifest:media-type="image/png" manifest:full-path="Pictures/10000000000000E1000000E1B352F2B1.png"/>
  <manifest:file-entry manifest:media-type="image/png" manifest:full-path="Pictures/100002010000025B000000B0B639DBF2.png"/>
  <manifest:file-entry manifest:media-type="" manifest:full-path="Pictures/200000070000043E0000051180CE587D.svm"/>
  <manifest:file-entry manifest:media-type="image/png" manifest:full-path="Pictures/10000000000000E1000000E1396BC56F.png"/>
  <manifest:file-entry manifest:media-type="image/png" manifest:full-path="Pictures/100000000000044A000000E7030B89C7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rebuchet ms" svg:font-family="'trebuchet ms', geneva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padding="0cm" fo:border="none" style:shadow="none"/>
    </style:style>
    <style:style style:name="P2" style:family="paragraph" style:parent-style-name="Standard">
      <style:paragraph-properties fo:padding="0cm" fo:border="none" style:shadow="none"/>
      <style:text-properties fo:font-weight="bold" style:font-weight-asian="bold" style:font-weight-complex="bold"/>
    </style:style>
    <style:style style:name="P3" style:family="paragraph" style:parent-style-name="Standard">
      <style:paragraph-properties fo:line-height="100%" fo:padding="0cm" fo:border="none" style:shadow="none"/>
    </style:style>
    <style:style style:name="P4" style:family="paragraph" style:parent-style-name="Footer">
      <style:text-properties fo:color="#ff6600"/>
    </style:style>
    <style:style style:name="P5" style:family="paragraph" style:parent-style-name="Footer">
      <style:paragraph-properties fo:line-height="100%"/>
      <style:text-properties fo:color="#ff6600" style:text-underline-style="none"/>
    </style:style>
    <style:style style:name="P6" style:family="paragraph" style:parent-style-name="Footer">
      <style:paragraph-properties fo:line-height="100%"/>
      <style:text-properties fo:color="#ff6600"/>
    </style:style>
    <style:style style:name="P7" style:family="paragraph" style:parent-style-name="Footer">
      <style:text-properties fo:font-size="8pt" style:font-size-asian="8pt" style:font-size-complex="8pt"/>
    </style:style>
    <style:style style:name="P8" style:family="paragraph" style:parent-style-name="Footer">
      <style:paragraph-properties fo:line-height="100%"/>
    </style:style>
    <style:style style:name="P9" style:family="paragraph">
      <style:paragraph-properties fo:text-align="start"/>
      <style:text-properties style:text-line-through-style="none" style:font-name="Arial" fo:font-size="12pt" fo:font-style="normal" style:text-underline-style="none" fo:font-weight="normal"/>
    </style:style>
    <style:style style:name="P10" style:family="paragraph">
      <style:paragraph-properties fo:text-align="start"/>
      <style:text-properties style:text-line-through-style="none" style:font-name="Arial" fo:font-size="12pt" fo:font-style="normal" style:text-underline-style="solid" style:text-underline-width="auto" fo:font-weight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/>
    </style:style>
    <style:style style:name="T3" style:family="text">
      <style:text-properties fo:color="#000000" fo:font-size="8pt" style:font-size-asian="8pt" style:font-size-complex="8pt"/>
    </style:style>
    <style:style style:name="T4" style:family="text">
      <style:text-properties fo:color="#000000" fo:font-size="10pt" style:font-size-asian="10pt" style:font-size-complex="10pt"/>
    </style:style>
    <style:style style:name="T5" style:family="text">
      <style:text-properties fo:font-variant="normal" fo:text-transform="none" fo:color="#ff0000" style:font-name="trebuchet ms" fo:font-size="18pt" fo:letter-spacing="normal" fo:font-style="normal" fo:font-weight="normal"/>
    </style:style>
    <style:style style:name="T6" style:family="text">
      <style:text-properties fo:font-variant="normal" fo:text-transform="none" fo:color="#ff0000" fo:letter-spacing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order="non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3" style:family="graphic">
      <style:graphic-properties fo:border="non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formatted-text form:name="sumOfRupees" form:control-implementation="ooo:com.sun.star.form.component.CurrencyField" xml:id="control1" form:id="control1" form:data-field="wsd" form:min-value="-1000000" form:max-value="1000000">
            <form:properties>
              <form:property form:property-name="ControlTypeinMSO" office:value-type="float" office:value="0"/>
              <form:property form:property-name="CurrencySymbol" office:value-type="string" office:string-value="Rs."/>
              <form:property form:property-name="DefaultControl" office:value-type="string" office:string-value="com.sun.star.form.control.CurrencyField"/>
              <form:property form:property-name="HideInactiveSelection" office:value-type="boolean" office:boolean-value="false"/>
              <form:property form:property-name="ObjIDinMSO" office:value-type="float" office:value=""/>
              <form:property form:property-name="PrependCurrencySymbol" office:value-type="boolean" office:boolean-value="true"/>
            </form:properties>
          </form:formatted-text>
          <form:text form:name="paidTo" form:control-implementation="ooo:com.sun.star.form.component.TextField" xml:id="control2" form:id="control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purposeOf" form:control-implementation="ooo:com.sun.star.form.component.TextField" xml:id="control3" form:id="control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sukraNo" form:control-implementation="ooo:com.sun.star.form.component.TextField" xml:id="control4" form:id="control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  <form:text form:name="invoiceDate" form:control-implementation="ooo:com.sun.star.form.component.TextField" xml:id="control5" form:id="control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</text:p>
      <text:p text:style-name="P1"><draw:a xlink:type="simple" xlink:href="http://mericlassifieds.com/ad/sukraqualityfacilitymanagement/" office:target-frame-name="_blank" xlink:show="new"><draw:frame draw:style-name="fr1" draw:name="SUKRA QUALITY FACILITY MANAGEMENT WEBSITE" text:anchor-type="paragraph" svg:x="0.051cm" svg:y="0.462cm" svg:width="16.898cm" svg:height="3.678cm" draw:z-index="5"><draw:image xlink:href="Pictures/10000000000009670000020C75253909.jpg" xlink:type="simple" xlink:show="embed" xlink:actuate="onLoad"/></draw:frame></draw:a></text:p>
      <text:p text:style-name="P1"/>
      <text:p text:style-name="P1"><text:span text:style-name="T1"><text:s text:c="3"/>No : </text:span><text:span text:style-name="T1"><draw:control text:anchor-type="as-char" svg:y="-0.649cm" draw:z-index="3" draw:style-name="gr2" draw:text-style-name="P9" svg:width="3.14cm" svg:height="1.001cm" draw:control="control4"/></text:span><text:span text:style-name="T1"><text:tab/><text:tab/><text:tab/><text:tab/><text:tab/><text:tab/>Date : </text:span><text:span text:style-name="T1"><draw:control text:anchor-type="as-char" draw:z-index="4" draw:style-name="gr3" draw:text-style-name="P9" svg:width="4.391cm" svg:height="1.001cm" draw:control="control5"/></text:span></text:p>
      <text:p text:style-name="P1"><text:s text:c="3"/><text:span text:style-name="T1">Paid to: </text:span><text:span text:style-name="T1"><draw:control text:anchor-type="as-char" svg:y="-0.728cm" draw:z-index="1" draw:style-name="gr2" draw:text-style-name="P10" svg:width="14.481cm" svg:height="1.001cm" draw:control="control2"/></text:span></text:p>
      <text:p text:style-name="P1"><text:s text:c="3"/><text:span text:style-name="T1">Purpose of: </text:span><text:span text:style-name="T1"><draw:control text:anchor-type="as-char" svg:y="-0.728cm" draw:z-index="2" draw:style-name="gr2" draw:text-style-name="P10" svg:width="13.502cm" svg:height="1.001cm" draw:control="control3"/></text:span></text:p>
      <text:p text:style-name="P1"><draw:control text:anchor-type="paragraph" draw:z-index="0" draw:style-name="gr1" draw:text-style-name="P9" svg:width="9.572cm" svg:height="1.001cm" svg:x="3.371cm" svg:y="0.18cm" draw:control="control1"/> <text:s text:c="2"/></text:p>
      <text:p text:style-name="P1"><text:s text:c="3"/><text:span text:style-name="T1">Sum of Rupees: <text:s/></text:span></text:p>
      <text:p text:style-name="P2"/>
      <text:p text:style-name="P1"><text:s text:c="2"/></text:p>
      <text:p text:style-name="P1"/>
      <text:p text:style-name="P1"/>
      <text:p text:style-name="P1"><text:s text:c="3"/></text:p>
      <text:p text:style-name="P1"><text:s text:c="3"/><text:tab/><text:tab/><text:tab/></text:p>
      <text:p text:style-name="P1"><text:span text:style-name="T1"><text:s text:c="6"/>Authorised by</text:span><text:tab/><text:tab/><text:tab/><text:tab/><text:tab/><text:tab/><text:tab/><text:tab/><text:span text:style-name="T1">Received by</text:span><text:tab/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rebuchet ms" svg:font-family="'trebuchet ms', geneva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Bitmape_20_1" draw:display-name="Bitmape 1" xlink:href="Pictures/200000070000043E0000051180CE587D.svm" xlink:type="simple" xlink:show="embed" xlink:actuate="onLoad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padding="0.049cm" fo:border-left="none" fo:border-right="none" fo:border-top="0.002cm solid #000000" fo:border-bottom="none" style:shadow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Footer" style:family="paragraph" style:parent-style-name="Standard" style:class="extra">
      <style:paragraph-properties fo:padding="0cm" fo:border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line-height="100%"/>
      <style:text-properties fo:color="#ff6600" style:text-underline-style="none"/>
    </style:style>
    <style:style style:name="MP2" style:family="paragraph" style:parent-style-name="Footer">
      <style:paragraph-properties fo:line-height="100%"/>
    </style:style>
    <style:style style:name="MP3" style:family="paragraph" style:parent-style-name="Standard">
      <style:paragraph-properties fo:padding="0cm" fo:border="none" style:shadow="none"/>
    </style:style>
    <style:style style:name="MP4" style:family="paragraph" style:parent-style-name="Footer">
      <style:paragraph-properties fo:line-height="100%"/>
      <style:text-properties fo:color="#ff6600"/>
    </style:style>
    <style:style style:name="MP5" style:family="paragraph" style:parent-style-name="Footer">
      <style:text-properties fo:color="#ff6600"/>
    </style:style>
    <style:style style:name="MP6" style:family="paragraph" style:parent-style-name="Footer">
      <style:text-properties fo:font-size="8pt" style:font-size-asian="8pt" style:font-size-complex="8pt"/>
    </style:style>
    <style:style style:name="MP7" style:family="paragraph" style:parent-style-name="Standard">
      <style:paragraph-properties fo:line-height="100%" fo:padding="0cm" fo:border="none" style:shadow="none"/>
    </style:style>
    <style:style style:name="MT1" style:family="text">
      <style:text-properties fo:font-variant="normal" fo:text-transform="none" fo:color="#ff0000" style:font-name="trebuchet ms" fo:font-size="18pt" fo:letter-spacing="normal" fo:font-style="normal" fo:font-weight="normal"/>
    </style:style>
    <style:style style:name="MT2" style:family="text">
      <style:text-properties fo:color="#000000" fo:font-size="8pt" style:font-size-asian="8pt" style:font-size-complex="8pt"/>
    </style:style>
    <style:style style:name="MT3" style:family="text">
      <style:text-properties fo:color="#000000"/>
    </style:style>
    <style:style style:name="MT4" style:family="text">
      <style:text-properties fo:color="#000080" fo:font-size="8pt" style:font-size-asian="8pt" style:font-size-complex="8pt"/>
    </style:style>
    <style:style style:name="MT5" style:family="text">
      <style:text-properties fo:color="#000000" fo:font-size="10pt" style:font-size-asian="10pt" style:font-size-complex="10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shadow="none" style:dynamic-spacing="false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graphics2" text:anchor-type="paragraph" svg:x="0.129cm" svg:y="0.711cm" svg:width="16.745cm" svg:height="3.575cm" draw:z-index="6"><draw:image xlink:href="Pictures/100000000000044A000000E7030B89C7.png" xlink:type="simple" xlink:show="embed" xlink:actuate="onLoad"/></draw:frame><text:span text:style-name="MT1"> <text:s text:c="14"/>Get your Facilities cleaned by our team..</text:span></text:p>
        <text:p text:style-name="MP1"><text:span text:style-name="MT1"/></text:p>
        <text:p text:style-name="MP1"/>
        <text:p text:style-name="MP1"/>
        <text:p text:style-name="MP1"/>
        <text:p text:style-name="MP1"/>
        <text:p text:style-name="MP1"><draw:frame draw:style-name="Mfr1" draw:name="graphics3" text:anchor-type="paragraph" svg:x="2.517cm" svg:y="0.711cm" svg:width="11.966cm" svg:height="3.493cm" draw:z-index="7"><draw:image xlink:href="Pictures/100002010000025B000000B0B639DBF2.png" xlink:type="simple" xlink:show="embed" xlink:actuate="onLoad"/></draw:frame><text:span text:style-name="MT1"/></text:p>
        <text:p text:style-name="MP1"/>
        <text:p text:style-name="MP1"/>
        <text:p text:style-name="MP2"><text:span text:style-name="MT2"/></text:p>
        <text:p text:style-name="MP3"><text:span text:style-name="MT2"/></text:p>
        <text:p text:style-name="MP3"><text:span text:style-name="MT2"/></text:p>
        <text:p text:style-name="MP2"/>
        <text:p text:style-name="MP3"/>
        <text:p text:style-name="MP3"/>
        <text:p text:style-name="MP2"><text:span text:style-name="MT2"/></text:p>
        <text:p text:style-name="MP1">Thank you for Your Business with Sukra <text:s text:c="108"/></text:p>
        <text:p text:style-name="MP4"><text:s/>_______________________________________________________________________________</text:p>
        <text:p text:style-name="MP5"><text:span text:style-name="MT3"><text:s/></text:span><text:span text:style-name="MT2">Sukra Quality Facility Management Services, SARE Homes, Meadow Ville, Kolathur Village,Paalur Road, S.P.Koil, Kancheepuram Dist– 603204.</text:span></text:p>
        <text:p text:style-name="MP6"><text:span text:style-name="MT3"><text:s text:c="39"/></text:span>Reg<text:span text:style-name="MT3"> No : AA331017009834H , GSTIN : 33A0SPA8726K1ZL , Mob No : +918056104997 / +919841696964</text:span></text:p>
        <text:p text:style-name="MP3"><draw:a xlink:type="simple" xlink:href="https://www.facebook.com/people/Abdul-Malik/100003368212312" office:name="Abdul Malik" office:target-frame-name="_blank" xlink:show="new"><draw:frame draw:style-name="Mfr1" draw:name="Facebook" text:anchor-type="paragraph" svg:x="7.84cm" svg:y="0.145cm" svg:width="0.755cm" svg:height="0.718cm" draw:z-index="8"><draw:image xlink:href="Pictures/10000000000000E1000000E1B352F2B1.png" xlink:type="simple" xlink:show="embed" xlink:actuate="onLoad"/></draw:frame></draw:a><draw:a xlink:type="simple" xlink:href="https://www.linkedin.com/in/syed-mubarak-abdul-malik-aa524253" office:name="SYED MUBARAK ABDUL MALIK" office:target-frame-name="_blank" xlink:show="new"><draw:frame draw:style-name="Mfr1" draw:name="graphics1" text:anchor-type="paragraph" svg:x="8.731cm" svg:y="0.28cm" svg:width="0.519cm" svg:height="0.504cm" draw:z-index="9"><draw:image xlink:href="Pictures/10000000000000E1000000E1396BC56F.png" xlink:type="simple" xlink:show="embed" xlink:actuate="onLoad"/></draw:frame></draw:a><text:span text:style-name="MT2"> <text:s text:c="14"/></text:span><text:a xlink:type="simple" xlink:href="mailto:sukramgmt@gmail.com?subject=To%20Sukra%20Quality%20Facility%20Management%20" office:target-frame-name="_blank" xlink:show="new" text:style-name="Internet_20_link" text:visited-style-name="Visited_20_Internet_20_Link"><text:span text:style-name="MT4">Email: sukramgmt@gmail.com</text:span></text:a><text:span text:style-name="MT2"><text:tab/><text:tab/><text:tab/><text:tab/> <text:s text:c="39"/></text:span><text:a xlink:type="simple" xlink:href="http://mericlassifieds.com/ad/sukraqualityfacilitymanagement/" office:name="Sukra Quality Facility Management" text:style-name="Internet_20_link" text:visited-style-name="Visited_20_Internet_20_Link"><text:span text:style-name="MT4">Sukra Quality Facility Management Website</text:span></text:a></text:p>
        <text:p text:style-name="MP3"><text:span text:style-name="MT2"><text:s text:c="89"/></text:span><text:span text:style-name="MT5">We are on</text:span><text:span text:style-name="MT2"> </text:span></text:p>
        <text:p text:style-name="MP7"><text:span text:style-name="MT2"/></text:p>
        <text:p text:style-name="MP3"><text:span text:style-name="MT2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inesh R</meta:initial-creator>
    <meta:creation-date>2017-10-06T07:42:57.60</meta:creation-date>
    <dc:date>2017-10-12T01:05:17</dc:date>
    <dc:creator>Kalyan Somisetty</dc:creator>
    <meta:editing-duration>P1DT31M58S</meta:editing-duration>
    <meta:editing-cycles>48</meta:editing-cycles>
    <meta:generator>OpenOffice/4.1.3$Unix OpenOffice.org_project/413m1$Build-9783</meta:generator>
    <meta:document-statistic meta:table-count="0" meta:image-count="5" meta:object-count="0" meta:page-count="1" meta:paragraph-count="17" meta:word-count="71" meta:character-count="900"/>
  </office:meta>
</office:document-meta>
</file>